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Checker.addReturnActions( Collection forwardAnnotations , FlowControllerInfo fcInfo , TypeDeclaration outerType , String childArray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geFlowChecker.getDesiredBaseClass(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hecker.PageFlowChecker( CoreAnnotationProcessorEnv env , Diagnostics diagnostics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hecker.doAdditionalClassChecks( ClassDeclaration jpfClas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ageFlowChecker.createStrutsApp(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pfControllerGrammar.JpfController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Checker.getController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hecker.checkField( FieldDeclaration field , TypeDeclaration jclas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